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032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496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1.808cm" fo:min-width="2.5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4cm" svg:height="2.9cm" svg:x="1.5cm" svg:y="3.7cm">
          <text:p text:style-name="P1">使用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12cm" svg:height="1.4cm" draw:transform="rotate (-0.401425727958696) translate (6.328cm 4.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4cm" svg:height="2.9cm" svg:x="1.5cm" svg:y="7.8cm">
          <text:p text:style-name="P1">使用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.9cm" svg:x="1.6cm" svg:y="12.4cm">
          <text:p text:style-name="P1">使用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532cm" svg:height="1.399cm" draw:transform="rotate (-0.401425727958696) translate (6.769cm 11.9cm)">
          <text:p/>
          <draw:enhanced-geometry svg:viewBox="0 0 21600 21600" draw:text-areas="?f5 ?f1 ?f6 ?f3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996cm" svg:height="1.4cm" draw:transform="rotate (0.00541052068118246) translate (5.896cm 9.016cm)">
          <text:p/>
          <draw:enhanced-geometry svg:viewBox="0 0 21600 21600" draw:text-areas="?f5 ?f1 ?f6 ?f3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4.8cm" svg:height="2.7cm" svg:x="9.5cm" svg:y="8.6cm">
          <text:p text:style-name="P1">Glacier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.8cm" svg:height="2.7cm" svg:x="17.3cm" svg:y="8.6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cm" svg:height="3.9cm" svg:x="25.4cm" svg:y="8.1cm">
          <text:p text:style-name="P1">Neo4j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2.996cm" svg:height="1.4cm" draw:transform="rotate (0.00541052068118246) translate (14.3cm 9.416cm)">
          <text:p/>
          <draw:enhanced-geometry svg:viewBox="0 0 21600 21600" draw:text-areas="?f5 ?f1 ?f6 ?f3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996cm" svg:height="1.4cm" draw:transform="rotate (0.00541052068118246) translate (22.196cm 9.3cm)">
          <text:p/>
          <draw:enhanced-geometry svg:viewBox="0 0 21600 21600" draw:text-areas="?f5 ?f1 ?f6 ?f3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06:42.965840212</meta:creation-date>
    <meta:generator>LibreOffice/6.0.3.2$Linux_X86_64 LibreOffice_project/00m0$Build-2</meta:generator>
    <dc:date>2018-06-21T15:13:23.783305887</dc:date>
    <meta:editing-duration>PT6M41S</meta:editing-duration>
    <meta:editing-cycles>1</meta:editing-cycles>
    <meta:document-statistic meta:object-count="11"/>
  </office:meta>
</office:document-meta>
</file>